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undfähigkeit ist nicht veränderbar und von Anfang an erlernt (Stufe 1).</text:p>
      <text:p text:style-name="Standard">Ultimativ-Fähigkeit 1 ist ab Stufe 12 erlernbar.</text:p>
      <text:p text:style-name="Standard">Ultimativ-Fähigkeit 2 ist ab Stufe 25 erlernbar (maximale Stufe).</text:p>
      <text:p text:style-name="Standard">Pro Stufe erhält man 2 Zauberpunkte, die man auf die Fähigkeitsstufen verteilen kann.</text:p>
      <text:p text:style-name="Standard"/>
      <text:p text:style-name="Standard">Noch zu besprechen:</text:p>
      <text:p text:style-name="Standard">Dürfen Zauber wieder verlernt werden und wenn ja, wie of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01T23:53:36.62</meta:creation-date>
    <meta:generator>OpenOffice.org/3.0$Linux OpenOffice.org_project/300m9$Build-9358</meta:generator>
    <dc:date>2009-08-03T13:50:50</dc:date>
    <meta:editing-duration>PT00H02M58S</meta:editing-duration>
    <meta:editing-cycles>4</meta:editing-cycles>
    <dc:creator>Tamino Dauth</dc:creator>
    <meta:document-statistic meta:table-count="0" meta:image-count="0" meta:object-count="0" meta:page-count="1" meta:paragraph-count="6" meta:word-count="53" meta:character-count="348"/>
  </office:meta>
</office:document-meta>
</file>